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МИЭТ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университет «Московский институт электронной техники»</text:p>
          </table:table-cell>
          <table:table-cell office:value-type="string" calcext:value-type="string">
            <text:p>Не добавлены льготы для филиалов. Добавлен только ВсОШ</text:p>
          </table:table-cell>
          <table:table-cell table:number-columns-repeated="2" office:value-type="string" calcext:value-type="string">
            <text:p>1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4</text:p>
          </table:table-cell>
          <table:table-cell office:value-type="string" calcext:value-type="string">
            <text:p>Прикладная матем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Информационные системы и технологии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Прикладная информ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1</text:p>
          </table:table-cell>
          <table:table-cell office:value-type="string" calcext:value-type="string">
            <text:p>Радиотех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Инфокоммуникационные технологии и системы связи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.03.03</text:p>
          </table:table-cell>
          <table:table-cell office:value-type="string" calcext:value-type="string">
            <text:p>Конструирование и технологии электронных средств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.03.01</text:p>
          </table:table-cell>
          <table:table-cell office:value-type="string" calcext:value-type="string">
            <text:p>Техносферная безопасность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я материалов</text:p>
          </table:table-cell>
          <table:table-cell office:value-type="string" calcext:value-type="string">
            <text:p>RMFIC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7.03.04</text:p>
          </table:table-cell>
          <table:table-cell office:value-type="string" calcext:value-type="string">
            <text:p>Управление в технических системах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тика</text:p>
          </table:table-cell>
          <table:table-cell office:value-type="string" calcext:value-type="string">
            <text:p>RMFI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.03.03</text:p>
          </table:table-cell>
          <table:table-cell office:value-type="string" calcext:value-type="string">
            <text:p>Наноматериалы</text:p>
          </table:table-cell>
          <table:table-cell office:value-type="string" calcext:value-type="string">
            <text:p>RMFC</text:p>
          </table:table-cell>
          <table:table-cell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8.03.02</text:p>
          </table:table-cell>
          <table:table-cell office:value-type="string" calcext:value-type="string">
            <text:p>Менеджмент</text:p>
          </table:table-cell>
          <table:table-cell office:value-type="string" calcext:value-type="string">
            <text:p>RMIOHL</text:p>
          </table:table-cell>
          <table:table-cell office:value-type="string" calcext:value-type="string">
            <text:p>4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5.03.02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RMIOHL</text:p>
          </table:table-cell>
          <table:table-cell office:value-type="string" calcext:value-type="string">
            <text:p>5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4.03.01</text:p>
          </table:table-cell>
          <table:table-cell office:value-type="string" calcext:value-type="string">
            <text:p>Дизайн</text:p>
          </table:table-cell>
          <table:table-cell office:value-type="string" calcext:value-type="string">
            <text:p>RLOHK</text:p>
          </table:table-cell>
          <table:table-cell office:value-type="string" calcext:value-type="string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18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12 13 1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4 15 17 19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литературе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 19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. 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«Формула Единства»/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.1 .2. 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геномное редактиров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- финансист!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прав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«Innopolis Open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по финансовой безопасности</text:p>
          </table:table-cell>
          <table:table-cell office:value-type="string" calcext:value-type="string">
            <text:p>финансовая безопас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едметная олимпиада «Юные таланты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естественные наук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вероятность и статис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6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РГГУ для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Гранит науки»</text:p>
          </table:table-cell>
          <table:table-cell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женер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космонав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основы российской государственно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полит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обототехн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русски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Ломоносов»</text:p>
          </table:table-cell>
          <table:table-cell office:value-type="string" calcext:value-type="string">
            <text:p>эколог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С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Надежда энергетики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литерату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Покори Воробьевы горы!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Робофест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научно-технически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Физтех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«Шаг в будущее»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программированию «ТехноКуб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химии в ФГБОУ ВО ПСПбГМУ им. И. 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по экономике в рамках международного экономического фестиваля школьников «Сибириада. Шаг в мечту»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Российской академии народного хозяйства и государственной службы при Президенте Российской Федерации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лолог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эконом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«Будущее Сибири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олимпиада школьников по программированию «Когнитивные технологии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истор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русски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инженерное дел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олимпиада школьников «Газпром»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Отраслевая физико-математическая олимпиада школьников «Росатом»</text:p>
          </table:table-cell>
          <table:table-cell office:value-type="string" calcext:value-type="string">
            <text:p>физ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Плехановская олимпиада школьников</text:p>
          </table:table-cell>
          <table:table-cell office:value-type="string" calcext:value-type="string">
            <text:p>русский язы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иностранный язык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Региональный конкурс школьников Челябинского университетского образовательного округа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Северо-Восточн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вой путь в настоящую науку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ис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 .5 .6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хим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информати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 .2 .4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 .4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физик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1 .2 .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Университетская олимпиада школьников «Бельчонок»</text:p>
          </table:table-cell>
          <table:table-cell office:value-type="string" calcext:value-type="string">
            <text:p>хим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2 .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23:Sheet1.F34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4:10:06.765425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9T16:35:50.721736708</dc:date>
    <meta:editing-duration>PT37M52S</meta:editing-duration>
    <meta:editing-cycles>8</meta:editing-cycles>
    <meta:generator>LibreOffice/24.8.4.2$Linux_X86_64 LibreOffice_project/480$Build-2</meta:generator>
    <meta:document-statistic meta:table-count="1" meta:cell-count="2334" meta:object-count="0"/>
  </office:meta>
</office:document-meta>
</file>